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VETERINARIA MASTER S.C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JARDIN KEVIN CHAVEZ GONZÁLEZ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ORNEJO VIENA, DANICA LEI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8804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2:15:3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